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, Helvetica, sans-serif"/>
    <style:font-face style:name="BAAAAA+ThorndaleAMT" svg:font-family="BAAAAA+ThorndaleAMT"/>
    <style:font-face style:name="Lucidasans1" svg:font-family="Lucidasans"/>
    <style:font-face style:name="Times New Roman" svg:font-family="'Times New Roman', Times, serif"/>
    <style:font-face style:name="Verdana" svg:font-family="Verdana, Arial, Helvetica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automatic-styles>
    <style:style style:name="Table1" style:family="table">
      <style:table-properties style:width="6.1458in" table:align="left"/>
    </style:style>
    <style:style style:name="Table1.A" style:family="table-column">
      <style:table-column-properties style:column-width="6.1451in"/>
    </style:style>
    <style:style style:name="P1" style:family="paragraph" style:parent-style-name="Table_20_Contents">
      <style:paragraph-properties fo:margin-top="0in" fo:margin-bottom="0.1965in"/>
    </style:style>
    <style:style style:name="P2" style:family="paragraph" style:parent-style-name="Table_20_Contents">
      <style:paragraph-properties fo:margin-top="0in" fo:margin-bottom="0.1965in"/>
      <style:text-properties style:font-name="Verdana" fo:font-size="10pt"/>
    </style:style>
    <style:style style:name="P3" style:family="paragraph" style:parent-style-name="Standard">
      <style:text-properties style:font-name="Thorndale AMT1" fo:font-size="8pt" style:font-name-asian="BAAAAA+ThorndaleAMT" style:font-size-asian="8pt" style:font-name-complex="BAAAAA+ThorndaleAMT" style:font-size-complex="8pt"/>
    </style:style>
    <style:style style:name="P4" style:family="paragraph" style:parent-style-name="Standard">
      <style:text-properties style:font-name="Thorndale AMT1" fo:font-size="8pt" style:font-size-asian="8pt" style:font-size-complex="8pt"/>
    </style:style>
    <style:style style:name="T1" style:family="text">
      <style:text-properties style:font-name="Arial" fo:font-size="18pt" fo:font-weight="bold"/>
    </style:style>
    <style:style style:name="T2" style:family="text" style:parent-style-name="Strong_20_Emphasis">
      <style:text-properties style:font-name="Verdana" fo:font-size="10pt"/>
    </style:style>
    <style:style style:name="T3" style:family="text">
      <style:text-properties style:font-name="Verdana" fo:font-size="10pt"/>
    </style:style>
    <style:style style:name="T4" style:family="text">
      <style:text-properties style:font-name="Verdana" fo:font-size="10pt"/>
    </style:style>
    <style:style style:name="T5" style:family="text">
      <style:text-properties style:font-name-asian="BAAAAA+ThorndaleAMT" style:font-name-complex="BAAAAA+ThorndaleAM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top" style:vertical-rel="paragraph-content" style:horizontal-pos="right" style:horizontal-rel="paragraph" fo:padding="0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6.1354in" svg:height="1.1457in" draw:z-index="0"><draw:image xlink:href="http://www.woodworkersjournal.com/ezine/images/header.gif" xlink:type="simple" xlink:show="embed" xlink:actuate="onLoad"/><svg:desc>Woodworkers Journal Ezine</svg:desc></draw:frame> </text:p>
      <text:p text:style-name="Standard">issue #165</text:p>
      <text:p text:style-name="Standard"/>
      <table:table table:name="Table1" table:style-name="Table1">
        <table:table-column table:style-name="Table1.A"/>
        <table:table-row>
          <table:table-cell office:value-type="string">
            <text:p text:style-name="P1"><text:span text:style-name="T1">Tool Preview</text:span> <text:line-break/> <text:span text:style-name="Strong_20_Emphasis"><draw:frame draw:style-name="fr1" draw:name="graphics7" text:anchor-type="as-char" svg:width="4.8646in" svg:height="0.1457in" draw:z-index="1"><draw:image xlink:href="http://www.woodworkersjournal.com/ezine/images/rule.gif" xlink:type="simple" xlink:show="embed" xlink:actuate="onLoad"/></draw:frame></text:span><text:line-break/><text:line-break/><text:span text:style-name="T2">Woodworking: It’s What to Watch</text:span><text:span text:style-name="T3"><text:line-break/>By Joanna Werch Takes</text:span></text:p>
            <text:p text:style-name="P2"><draw:frame draw:style-name="fr2" draw:name="graphics8" text:anchor-type="paragraph" svg:width="1.5in" svg:height="1.448in" draw:z-index="2"><draw:image xlink:href="http://www.woodworkersjournal.com/ezine/images/TP156_svideocap_86.jpg" xlink:type="simple" xlink:show="embed" xlink:actuate="onLoad"/></draw:frame>Wondering what to watch on that new plasma TV you got for the holidays? With the SmartFlix web site, you can answer that question – and sharpen up your woodworking skills at the same time.</text:p>
            <text:p text:style-name="P2">It’s a setup similar to online movie rental businesses, but the focus at SmartFlix is on “how-to” – including several woodworking “how-to” DVDs, covering a range from turning to furniture making to getting the most out of a miter saw (and other tools).</text:p>
            <text:p text:style-name="P2">You pay $9.99 for a week’s rental of a DVD. It comes to your mailbox; when you’re done watching it, you pop it back in the mailbox and send it back. The 3,000-plus DVD has other selections that might be of interest to woodworkers as well: lutherie, for instance, is considered a separate category, and some woodworkers might want to incorporate metalworking or fiberglass into some of their projects. </text:p>
            <text:p text:style-name="P1"><text:span text:style-name="T3">You can find out more at </text:span><text:a xlink:type="simple" xlink:href="http://www.smartflix.com/"><text:span text:style-name="T4">www.smartflix.com</text:span></text:a><text:span text:style-name="T3">. </text:span></text:p>
          </table:table-cell>
        </table:table-row>
      </table:table>
      <text:p text:style-name="Standard"/>
      <text:p text:style-name="P3"/>
      <text:p text:style-name="P4"/>
      <text:p text:style-name="P4">This article originally appeared in the Woodworker's Journal eZine (<text:span text:style-name="T5">http://www.woodworkersjournal.com/ezine/archive/165/toolpreview.cfm) </text:span></text:p>
      <text:p text:style-name="P4">and is used with permission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, Helvetica, sans-serif"/>
    <style:font-face style:name="BAAAAA+ThorndaleAMT" svg:font-family="BAAAAA+ThorndaleAMT"/>
    <style:font-face style:name="Lucidasans1" svg:font-family="Lucidasans"/>
    <style:font-face style:name="Times New Roman" svg:font-family="'Times New Roman', Times, serif"/>
    <style:font-face style:name="Verdana" svg:font-family="Verdana, Arial, Helvetica, sans-serif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7-05-03T16:49:20</meta:creation-date>
    <dc:date>2007-05-03T16:56:35</dc:date>
    <dc:language>en-US</dc:language>
    <meta:editing-cycles>3</meta:editing-cycles>
    <meta:editing-duration>PT7M19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9" meta:word-count="188" meta:character-count="1133"/>
  </office:meta>
</office:document-meta>
</file>